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left" draw:textarea-vertical-align="bottom" draw:auto-grow-height="false"/>
    </style:style>
    <style:style style:name="gr2" style:family="graphic" style:parent-style-name="standard">
      <style:graphic-properties draw:stroke="none" draw:textarea-horizontal-align="righ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Linienspitzen_20_1" draw:marker-end-width="0.3cm" draw:fill="none" draw:textarea-vertical-align="middle"/>
    </style:style>
    <style:style style:name="gr6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draw:transform="rotate (-1.5707963267949) translate (20.5cm 2.5cm)">
          <text:p text:style-name="P1"><text:span text:style-name="T1">Gau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draw:transform="rotate (-1.5707963267949) translate (16.5cm 2.5cm)">
          <text:p text:style-name="P1"><text:span text:style-name="T1">Gau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draw:transform="rotate (-1.5707963267949) translate (12.5cm 2.5cm)">
          <text:p text:style-name="P1"><text:span text:style-name="T1">Gau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draw:transform="rotate (-1.5707963267949) translate (8.5cm 2.5cm)">
          <text:p text:style-name="P1"><text:span text:style-name="T1">Gau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draw:transform="rotate (-1.5707963267949) translate (4.5cm 2.5cm)">
          <text:p text:style-name="P1"><text:span text:style-name="T1">Gau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20.5cm" svg:y="0.5cm">
          <text:p text:style-name="P1"><text:span text:style-name="T1">Outflo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0.5cm" svg:y="1.5cm">
          <text:p text:style-name="P1"><text:span text:style-name="T1">Inflo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16.5cm" svg:y="1.5cm">
          <text:p text:style-name="P1"><text:span text:style-name="T1">Infl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6.5cm" svg:y="0.5cm">
          <text:p text:style-name="P1"><text:span text:style-name="T1">Outflo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12.5cm" svg:y="1.5cm">
          <text:p text:style-name="P1"><text:span text:style-name="T1">Infl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2.5cm" svg:y="0.5cm">
          <text:p text:style-name="P1"><text:span text:style-name="T1">Outflo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8.5cm" svg:y="1.5cm">
          <text:p text:style-name="P1"><text:span text:style-name="T1">Infl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8.5cm" svg:y="0.5cm">
          <text:p text:style-name="P1"><text:span text:style-name="T1">Outflo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4.5cm" svg:y="1.5cm">
          <text:p text:style-name="P1"><text:span text:style-name="T1">Infl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4.5cm" svg:y="0.5cm">
          <text:p text:style-name="P1"><text:span text:style-name="T1">Outflo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2.5cm" svg:y="0.5cm">
          <text:p text:style-name="P2">River</text:p>
          <text:p text:style-name="P2">Segment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6.5cm" svg:y="0.5cm">
          <text:p text:style-name="P2">River</text:p>
          <text:p text:style-name="P2">Segment</text:p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.5cm" svg:y="0.5cm">
          <text:p text:style-name="P2">River</text:p>
          <text:p text:style-name="P2">Segment</text:p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.5cm" svg:y="0.5cm">
          <text:p text:style-name="P2">River</text:p>
          <text:p text:style-name="P2">Segment</text:p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8.5cm" svg:y="0.5cm">
          <text:p text:style-name="P2">River</text:p>
          <text:p text:style-name="P2">Segment</text:p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0.25cm" svg:height="0.25cm" svg:x="4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0.25cm" svg:height="0.25cm" svg:x="6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4.625cm" svg:y1="1.5cm" svg:x2="6.375cm" svg:y2="1.5cm" draw:start-shape="id1" draw:start-glue-point="10" draw:end-shape="id2" draw:end-glue-point="6" svg:d="M4625 1500h1750" svg:viewBox="0 0 1751 1">
          <text:p/>
        </draw:connector>
        <draw:custom-shape draw:style-name="gr4" draw:text-style-name="P2" xml:id="id3" draw:id="id3" draw:layer="layout" svg:width="0.25cm" svg:height="0.25cm" svg:x="8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0.25cm" svg:height="0.25cm" svg:x="10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8.625cm" svg:y1="1.5cm" svg:x2="10.375cm" svg:y2="1.5cm" draw:start-shape="id3" draw:start-glue-point="10" draw:end-shape="id4" draw:end-glue-point="6" svg:d="M8625 1500h1750" svg:viewBox="0 0 1751 1">
          <text:p/>
        </draw:connector>
        <draw:custom-shape draw:style-name="gr4" draw:text-style-name="P2" xml:id="id5" draw:id="id5" draw:layer="layout" svg:width="0.25cm" svg:height="0.25cm" svg:x="12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0.25cm" svg:height="0.25cm" svg:x="14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2.625cm" svg:y1="1.5cm" svg:x2="14.375cm" svg:y2="1.5cm" draw:start-shape="id5" draw:start-glue-point="10" draw:end-shape="id6" draw:end-glue-point="6" svg:d="M12625 1500h1750" svg:viewBox="0 0 1751 1">
          <text:p/>
        </draw:connector>
        <draw:custom-shape draw:style-name="gr4" draw:text-style-name="P2" xml:id="id7" draw:id="id7" draw:layer="layout" svg:width="0.25cm" svg:height="0.25cm" svg:x="16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0.25cm" svg:height="0.25cm" svg:x="18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6.625cm" svg:y1="1.5cm" svg:x2="18.375cm" svg:y2="1.5cm" draw:start-shape="id7" draw:start-glue-point="10" draw:end-shape="id8" draw:end-glue-point="6" svg:d="M16625 1500h1750" svg:viewBox="0 0 1751 1">
          <text:p/>
        </draw:connector>
        <draw:custom-shape draw:style-name="gr4" draw:text-style-name="P2" xml:id="id13" draw:id="id13" draw:layer="layout" svg:width="0.25cm" svg:height="0.25cm" svg:x="3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0.25cm" svg:height="0.25cm" svg:x="0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0.25cm" svg:height="0.25cm" svg:x="2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0.625cm" svg:y1="1.5cm" svg:x2="2.375cm" svg:y2="1.5cm" draw:start-shape="id9" draw:start-glue-point="10" draw:end-shape="id10" draw:end-glue-point="6" svg:d="M625 1500h1750" svg:viewBox="0 0 1751 1">
          <text:p/>
        </draw:connector>
        <draw:custom-shape draw:style-name="gr4" draw:text-style-name="P2" xml:id="id11" draw:id="id11" draw:layer="layout" svg:width="0.25cm" svg:height="0.25cm" svg:x="20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25cm" svg:height="0.25cm" svg:x="22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20.625cm" svg:y1="1.5cm" svg:x2="22.375cm" svg:y2="1.5cm" draw:start-shape="id11" draw:start-glue-point="10" draw:end-shape="id12" draw:end-glue-point="6" svg:d="M20625 1500h1750" svg:viewBox="0 0 1751 1">
          <text:p/>
        </draw:connector>
        <draw:custom-shape draw:style-name="gr6" draw:text-style-name="P2" xml:id="id14" draw:id="id14" draw:layer="layout" svg:width="0.25cm" svg:height="0.25cm" svg:x="3.3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.5cm" svg:y1="2.625cm" svg:x2="3.5cm" svg:y2="4.375cm" draw:start-shape="id13" draw:start-glue-point="8" draw:end-shape="id14" draw:end-glue-point="4" svg:d="M3500 2625v1750" svg:viewBox="0 0 1 1751">
          <text:p/>
        </draw:connector>
        <draw:custom-shape draw:style-name="gr4" draw:text-style-name="P2" xml:id="id15" draw:id="id15" draw:layer="layout" svg:width="0.25cm" svg:height="0.25cm" svg:x="7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6" draw:id="id16" draw:layer="layout" svg:width="0.25cm" svg:height="0.25cm" svg:x="7.3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7.5cm" svg:y1="2.625cm" svg:x2="7.5cm" svg:y2="4.375cm" draw:start-shape="id15" draw:start-glue-point="8" draw:end-shape="id16" draw:end-glue-point="4" svg:d="M7500 2625v1750" svg:viewBox="0 0 1 1751">
          <text:p/>
        </draw:connector>
        <draw:custom-shape draw:style-name="gr4" draw:text-style-name="P2" xml:id="id17" draw:id="id17" draw:layer="layout" svg:width="0.25cm" svg:height="0.25cm" svg:x="11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0.25cm" svg:height="0.25cm" svg:x="11.3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1.5cm" svg:y1="2.625cm" svg:x2="11.5cm" svg:y2="4.375cm" draw:start-shape="id17" draw:start-glue-point="8" draw:end-shape="id18" draw:end-glue-point="4" svg:d="M11500 2625v1750" svg:viewBox="0 0 1 1751">
          <text:p/>
        </draw:connector>
        <draw:custom-shape draw:style-name="gr4" draw:text-style-name="P2" xml:id="id19" draw:id="id19" draw:layer="layout" svg:width="0.25cm" svg:height="0.25cm" svg:x="15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25cm" svg:height="0.25cm" svg:x="15.3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5.5cm" svg:y1="2.625cm" svg:x2="15.5cm" svg:y2="4.375cm" draw:start-shape="id19" draw:start-glue-point="8" draw:end-shape="id20" draw:end-glue-point="4" svg:d="M15500 2625v1750" svg:viewBox="0 0 1 1751">
          <text:p/>
        </draw:connector>
        <draw:custom-shape draw:style-name="gr4" draw:text-style-name="P2" xml:id="id21" draw:id="id21" draw:layer="layout" svg:width="0.25cm" svg:height="0.25cm" svg:x="19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2" draw:id="id22" draw:layer="layout" svg:width="0.25cm" svg:height="0.25cm" svg:x="19.3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9.5cm" svg:y1="2.625cm" svg:x2="19.5cm" svg:y2="4.375cm" draw:start-shape="id21" draw:start-glue-point="8" draw:end-shape="id22" draw:end-glue-point="4" svg:d="M19500 2625v1750" svg:viewBox="0 0 1 1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3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7-14T14:58:04.921000000</meta:creation-date>
    <dc:date>2014-07-14T15:03:39.172000000</dc:date>
    <dc:creator>Georg Hackenberg</dc:creator>
    <meta:editing-duration>PT1M56S</meta:editing-duration>
    <meta:editing-cycles>3</meta:editing-cycles>
    <meta:generator>LibreOffice/4.2.5.2$Windows_x86 LibreOffice_project/61cb170a04bb1f12e77c884eab9192be736ec5f5</meta:generator>
    <meta:document-statistic meta:object-count="53"/>
  </office:meta>
</office:document-meta>
</file>